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OpenModule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>
    <office:event-listeners>
      <script:event-listener script:language="ooo:script" script:event-name="dom:load" xlink:href="vnd.sun.star.script:Standard.OpenModule.Main?language=Basic&amp;location=document"/>
    </office:event-listeners>
  </office:scripts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David Simon</meta:initial-creator>
    <meta:creation-date>2008-05-15T21:25:22</meta:creation-date>
    <dc:date>2008-05-15T22:23:51</dc:date>
    <meta:editing-cycles>9</meta:editing-cycles>
    <meta:editing-duration>PT30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

<file path=Basic/Standard/OpenModule.xml><?xml version="1.0" encoding="utf-8"?>
<!DOCTYPE module  PUBLIC '-//OpenOffice.org//DTD OfficeDocument 1.0//EN'  'module.dtd'>
<script:module xmlns:script="http://openoffice.org/2000/script" script:name="OpenModule" script:language="StarBasic">REM  *****  BASIC  *****

REM Based on code from http://www.oooforum.org/forum/viewtopic.phtml?t=7063 by "DannyB"

Sub Main
	oConnector = createUnoService("com.sun.star.connection.Connector")
	oConnection = oConnector.connect("socket,host=localhost,port=8181") 
	oConnection.close(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Open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